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Nome do arquivo</text:p>
          </table:table-cell>
          <table:table-cell office:value-type="string" calcext:value-type="string">
            <text:p>Realizado?</text:p>
          </table:table-cell>
          <table:table-cell office:value-type="string" calcext:value-type="string">
            <text:p>Telefon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oz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oz2</text:p>
          </table:table-cell>
          <table:table-cell office:value-type="string" calcext:value-type="string">
            <text:p>parcia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oz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oz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oz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oz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voz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oz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oz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voz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oz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oz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oz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oz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oz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oz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voz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voz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oz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voz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voz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08:58:21.0294567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4:39:04.184694622</meta:creation-date>
    <dc:date>2019-02-18T16:37:30.083542132</dc:date>
    <meta:editing-duration>PT8H45M53S</meta:editing-duration>
    <meta:editing-cycles>43</meta:editing-cycles>
    <meta:generator>LibreOffice/6.0.7.3$Linux_X86_64 LibreOffice_project/00m0$Build-3</meta:generator>
    <meta:document-statistic meta:table-count="1" meta:cell-count="70" meta:object-count="0"/>
  </office:meta>
</office:document-meta>
</file>